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solid" style:text-underline-width="auto" style:text-underline-color="font-color" style:font-size-asian="12pt" style:font-size-complex="12pt"/>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style:font-size-asian="12pt" style:font-size-complex="12pt"/>
    </style:style>
    <style:style style:name="P4" style:family="paragraph" style:parent-style-name="Standard" style:list-style-name="L1">
      <style:paragraph-properties fo:text-align="start" style:justify-single-word="false"/>
      <style:text-properties fo:font-size="12pt" style:text-underline-style="none" style:font-size-asian="12pt" style:font-size-complex="12pt"/>
    </style:style>
    <style:style style:name="P5" style:family="paragraph" style:parent-style-name="Standard" style:list-style-name="L2">
      <style:paragraph-properties fo:text-align="start" style:justify-single-word="false"/>
      <style:text-properties fo:font-size="12pt" style:text-underline-style="none" style:font-size-asian="12pt" style:font-size-complex="12pt"/>
    </style:style>
    <style:style style:name="P6"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7"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8pt" style:font-size-asian="18pt" style:font-size-complex="18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outenance</text:p>
      <text:p text:style-name="P1"/>
      <text:p text:style-name="P3">Bonjour, suite a nos échange j'ai apporter des modification a votre site. </text:p>
      <text:p text:style-name="P3">Ces dernières permettront a vos utilisateur une meilleur navigation, ainsi qu'un mise en avant par les moteur de recherche.</text:p>
      <text:p text:style-name="P3">Je vais donc commencer par vous monter le site puis nous iront un peut plus dans les détails.</text:p>
      <text:p text:style-name="P3"/>
      <text:p text:style-name="P2">Monter le site :</text:p>
      <text:p text:style-name="P3">Voici donc la version original et la version modifier.</text:p>
      <text:list xml:id="list9163511411750984397" text:style-name="L1">
        <text:list-item>
          <text:p text:style-name="P4">Similarité</text:p>
        </text:list-item>
      </text:list>
      <text:p text:style-name="P3">J'ai tenu a respecter le design de votre site et na pas y apporter de modifications</text:p>
      <text:p text:style-name="P3"/>
      <text:list xml:id="list36374559" text:continue-numbering="true" text:style-name="L1">
        <text:list-item>
          <text:p text:style-name="P4">Responsive</text:p>
        </text:list-item>
      </text:list>
      <text:p text:style-name="P3">Le responsive fonctionne correctement mais pour les plus petit téléphone le mieux serait d’envisager un nouveau design plus adapter au mobile</text:p>
      <text:p text:style-name="P3"/>
      <text:list xml:id="list36359997" text:continue-numbering="true" text:style-name="L1">
        <text:list-item>
          <text:p text:style-name="P4">Fluidité</text:p>
        </text:list-item>
      </text:list>
      <text:p text:style-name="P3">On peut voir dans le carrousel et dans la gallery que au défilement les photos charge beaucoup plus rapidement</text:p>
      <text:p text:style-name="P3"/>
      <text:list xml:id="list36361459" text:continue-numbering="true" text:style-name="L1">
        <text:list-item>
          <text:p text:style-name="P4">Fonctionnement des filtres</text:p>
        </text:list-item>
      </text:list>
      <text:p text:style-name="P3">Quand je clique sur les différents filtres je peut voir le fond coloré suivre le filtre actif</text:p>
      <text:p text:style-name="P3"/>
      <text:list xml:id="list36377744" text:continue-numbering="true" text:style-name="L1">
        <text:list-item>
          <text:p text:style-name="P4">Fonctionnement des flèches Next/Prev</text:p>
        </text:list-item>
      </text:list>
      <text:p text:style-name="P3">Quand on ouvre la lightBox les flèches servent maintenant a défiler les images ? Si on sélectionne un filtre les image que l'on peut voir sont bien les images filtrées</text:p>
      <text:p text:style-name="P1"/>
      <text:p text:style-name="P2">Lighthouse :</text:p>
      <text:p text:style-name="P3">Nous voici donc un peut plus dans le concret, nous pouvons déjà voir ici les scores des Lighthouse avant et après les modification, on peut y voir un grand besoin d’améliorer les performance ainsi que l’accessibilité et du SEO.</text:p>
      <text:p text:style-name="P3"/>
      <text:p text:style-name="P2">Performance :</text:p>
      <text:p text:style-name="P3">La premier étape était donc d’améliorer les performances pour cela j'ai retravailler quelque elements</text:p>
      <text:list xml:id="list4591564338052207650" text:style-name="L2">
        <text:list-item>
          <text:p text:style-name="P5">Les images</text:p>
        </text:list-item>
      </text:list>
      <text:p text:style-name="P3">J'ai donc commencer par les images bien que très qualitative pesait trop lourd pour un bonne optimisations. Je leur ai donc fait subir une liste de traitement afin de les rendre plus adapter a note site.</text:p>
      <text:p text:style-name="P3">Le redimensionnement pour les faire correspondre a leur taille d'affichage.</text:p>
      <text:p text:style-name="P3">La compression pour les rendre plus léger</text:p>
      <text:p text:style-name="P3">La conversion car le WebP est un format plus léger et adapter a internet</text:p>
      <text:p text:style-name="P3">J'ai également conserver des images en pleine taille pour les afficher correctement dans la lightBox</text:p>
      <text:p text:style-name="P3"/>
      <text:list xml:id="list36371881" text:continue-numbering="true" text:style-name="L2">
        <text:list-item>
          <text:p text:style-name="P5">Le JS &amp;CSS</text:p>
        </text:list-item>
      </text:list>
      <text:p text:style-name="P3">J'ai poursuivit avec le code JavaScript et Css.</text:p>
      <text:p text:style-name="P3">Dans le fichier maugalley.js une grande partie du code était dupliquer je l'ai donc retirer.</text:p>
      <text:p text:style-name="P3">Dans le Html les scripts ont été déplacer en bas du body permettant au site de charger avant de se préoccuper des scripts</text:p>
      <text:p text:style-name="P3">J'ai également été supprimer quelque paramètre qui n’était pas nécessaire dans le boostrap.js et boostrap.css afin d’alléger les fichiers.</text:p>
      <text:p text:style-name="P3">J'ai fini par minifier les fichier Js et Css afin de rendre le code plus facile a lire pour le navigateur</text:p>
      <text:p text:style-name="P2"><text:soft-page-break/>Accessibilité :</text:p>
      <text:p text:style-name="P6">Ensuite l'accessibilité, le site présentait quelque incohérence d'organisation comme on peut le voir sur le résumé de l'application Wave le site comportait des erreurs relativement importante qu'il a fallut regeler.</text:p>
      <text:p text:style-name="P3"/>
      <text:list xml:id="list36387848" text:continue-numbering="true" text:style-name="L2">
        <text:list-item>
          <text:p text:style-name="P7">Les balise Meta</text:p>
        </text:list-item>
      </text:list>
      <text:p text:style-name="P6">J'ai donc commencer par ajouter une batterie de balise meta améliorant l’expérience utilisateur </text:p>
      <text:p text:style-name="P6">comme la langue et le titre.</text:p>
      <text:p text:style-name="P6">J'ai également ajouter une description et un Keywords pour améliorer le référencement.</text:p>
      <text:p text:style-name="P6">Puis une balise author.</text:p>
      <text:p text:style-name="P6"/>
      <text:list xml:id="list36372389" text:continue-numbering="true" text:style-name="L2">
        <text:list-item>
          <text:p text:style-name="P7">Le Html</text:p>
        </text:list-item>
      </text:list>
      <text:p text:style-name="P6">La réorganisation du Html fut une partie importante du projet. Il est crucial de l'optimiser pour améliorer le site.</text:p>
      <text:p text:style-name="P6">J'ai donc ajouter un vrai header et nav en haut de la page pour faciliter l'utilisation.</text:p>
      <text:p text:style-name="P6">Organiser les titres qui n'avais pas vraiment de hiérarchie pour en faire quelque chose de clair.</text:p>
      <text:p text:style-name="P6">La conversion des grosse div en section permet d’améliorer le référencement ainsi que l'ajout d’attribut alt au image qui permet aussi a l'utilisateur d’être moins perdu.</text:p>
      <text:p text:style-name="P6">Il y a eu beaucoup de modification dans le Html qui sont consigné dans l’annexe sur rapport</text:p>
      <text:p text:style-name="P6"/>
      <text:list xml:id="list36386190" text:continue-numbering="true" text:style-name="L2">
        <text:list-item>
          <text:p text:style-name="P7">Le formulaire</text:p>
        </text:list-item>
      </text:list>
      <text:p text:style-name="P6">Dans le formulaire j'ai ajouter le système d'auto complétion facilitant le remplissage par l'utilisateur.</text:p>
      <text:p text:style-name="P6">L'ajout des attribut for au label dans la même optique.</text:p>
      <text:p text:style-name="P6">Pour faire fonctionner le système il faudrait envisager de créé un système de mail via EmailJs ou crée une api.</text:p>
      <text:p text:style-name="P6"/>
      <text:p text:style-name="P2">Le référencement local :</text:p>
      <text:p text:style-name="P6"/>
      <text:p text:style-name="P6">Pour le référencement local j'ai donc installer un script via schema.org permettant de regrouper tout les donnée de manier lisible et compréhensible pour les moteurs de recherche.</text:p>
      <text:p text:style-name="P6">Puis l'ajout de Open Graph ainsi que de Twitter Cards afin de relier les réseaux.</text:p>
      <text:p text:style-name="P6">Et enfin le redimensionnement de l'image de présentation pour parfaire les liens sur les réseaux sociaux.</text:p>
      <text:p text:style-name="P6">On peut voir juste ici le Rich Snippet Google ainsi que le rendu des carte Twitter et Facebook.</text:p>
      <text:p text:style-name="P6"/>
      <text:p text:style-name="P2">Réparation :</text:p>
      <text:p text:style-name="P6"/>
      <text:p text:style-name="P6">Quand le projet ma été confier des element ne fonctionnait pas au sein du site. Suite a la demande j'ai réparer les composant défectueux.</text:p>
      <text:p text:style-name="P6"/>
      <text:list xml:id="list36362946" text:continue-numbering="true" text:style-name="L2">
        <text:list-item>
          <text:p text:style-name="P7">Flèches</text:p>
        </text:list-item>
      </text:list>
      <text:p text:style-name="P6">Pour commencer, quand ont cliquait sur une image de la gallery celle ci s'affichait en plus grand dans une lightBox cependant les flèches suivante et précédente ne fonctionnait pas.</text:p>
      <text:p text:style-name="P6">Pour cela il a fallut modifier quelque fonction dans le fichier maugallery.js (L124)</text:p>
      <text:p text:style-name="P6"/>
      <text:list xml:id="list36371147" text:continue-numbering="true" text:style-name="L2">
        <text:list-item>
          <text:p text:style-name="P7">Filtre</text:p>
        </text:list-item>
      </text:list>
      <text:p text:style-name="P6">Le système de filtre bien que fonctionnel ne permettait pas de visualiser le filtre sélectionner. Il a fallut modifier la fonction filterByTags (L2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mmy leschaeve</meta:initial-creator>
    <meta:creation-date>2025-03-19T13:49:56.27</meta:creation-date>
    <dc:date>2025-03-22T16:10:48.83</dc:date>
    <dc:creator>jimmy leschaeve</dc:creator>
    <meta:editing-duration>PT9H20M28S</meta:editing-duration>
    <meta:editing-cycles>3</meta:editing-cycles>
    <meta:generator>OpenOffice/4.1.15$Win32 OpenOffice.org_project/4115m2$Build-9813</meta:generator>
    <meta:document-statistic meta:table-count="0" meta:image-count="0" meta:object-count="0" meta:page-count="2" meta:paragraph-count="61" meta:word-count="803" meta:character-count="4825"/>
  </office:meta>
</office:document-meta>
</file>